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135000000ECBBA45855.png" manifest:media-type="image/png"/>
  <manifest:file-entry manifest:full-path="Pictures/100086360000149100000FB6466669E7.svg" manifest:media-type="image/svg+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automatic-styles>
    <style:style style:name="Tableau1" style:family="table" style:master-page-name="First_20_Page">
      <style:table-properties style:width="17.605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9.504cm"/>
    </style:style>
    <style:style style:name="Tableau1.B" style:family="table-column">
      <style:table-column-properties style:column-width="8.10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-left="0.208cm" fo:padding-right="0.191cm" fo:padding-top="0cm" fo:padding-bottom="0cm" fo:border="none"/>
    </style:style>
    <style:style style:name="Tableau1.2" style:family="table-row">
      <style:table-row-properties style:min-row-height="0.57cm" fo:keep-together="auto"/>
    </style:style>
    <style:style style:name="Tableau1.B2" style:family="table-cell">
      <style:table-cell-properties style:vertical-align="" fo:padding-left="0.208cm" fo:padding-right="0.191cm" fo:padding-top="0cm" fo:padding-bottom="0cm" fo:border-left="none" fo:border-right="none" fo:border-top="0.05pt solid #000000" fo:border-bottom="none"/>
    </style:style>
    <style:style style:name="Tableau3" style:family="table">
      <style:table-properties style:width="17.6cm" table:align="margins" style:writing-mode="lr-tb"/>
    </style:style>
    <style:style style:name="Tableau3.A" style:family="table-column">
      <style:table-column-properties style:column-width="10.901cm" style:rel-column-width="40589*"/>
    </style:style>
    <style:style style:name="Tableau3.B" style:family="table-column">
      <style:table-column-properties style:column-width="6.699cm" style:rel-column-width="249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5" style:family="table">
      <style:table-properties style:width="17.6cm" table:align="margins" style:writing-mode="lr-tb"/>
    </style:style>
    <style:style style:name="Tableau5.A" style:family="table-column">
      <style:table-column-properties style:column-width="17.6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6cm" table:align="margins" style:writing-mode="lr-tb"/>
    </style:style>
    <style:style style:name="Tableau4.A" style:family="table-column">
      <style:table-column-properties style:column-width="4.651cm" style:rel-column-width="17319*"/>
    </style:style>
    <style:style style:name="Tableau4.B" style:family="table-column">
      <style:table-column-properties style:column-width="4.653cm" style:rel-column-width="17326*"/>
    </style:style>
    <style:style style:name="Tableau4.C" style:family="table-column">
      <style:table-column-properties style:column-width="4.147cm" style:rel-column-width="15441*"/>
    </style:style>
    <style:style style:name="Tableau4.D" style:family="table-column">
      <style:table-column-properties style:column-width="4.149cm" style:rel-column-width="15449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7.35cm" fo:margin-left="10.264cm" table:align="left" style:writing-mode="lr-tb"/>
    </style:style>
    <style:style style:name="Tableau2.A" style:family="table-column">
      <style:table-column-properties style:column-width="7.35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margin-top="0cm" fo:margin-bottom="0.101cm" style:contextual-spacing="false" fo:line-height="100%"/>
      <style:text-properties fo:font-variant="small-caps" style:text-position="super 58%" style:font-name="Marianne1" fo:font-size="10pt" fo:font-style="italic" fo:font-weight="bold" officeooo:paragraph-rsid="001dfc20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Normal_20__28_Web_29_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font-name="Marianne" fo:font-size="10pt" fo:font-style="normal" style:text-underline-style="none" fo:font-weight="bold" officeooo:rsid="00264636" officeooo:paragraph-rsid="005ffa52" style:letter-kerning="true" style:font-name-asian="Arial Unicode MS" style:font-size-asian="10pt" style:language-asian="zh" style:country-asian="CN" style:font-style-asian="normal" style:font-weight-asian="bold" style:font-name-complex="Calibri1" style:font-size-complex="10pt" style:language-complex="hi" style:country-complex="IN" style:font-style-complex="normal" style:font-weight-complex="bold"/>
    </style:style>
    <style:style style:name="P3" style:family="paragraph" style:parent-style-name="Standard">
      <style:paragraph-properties fo:margin-left="-0.199cm" fo:margin-right="0cm" fo:margin-top="0cm" fo:margin-bottom="0cm" style:contextual-spacing="false" fo:line-height="100%" fo:text-align="start" style:justify-single-word="false" fo:text-indent="0cm" style:auto-text-indent="false" text:number-lines="false" text:line-number="0" style:punctuation-wrap="simple">
        <style:tab-stops>
          <style:tab-stop style:position="17.598cm" style:type="right"/>
        </style:tab-stops>
      </style:paragraph-properties>
      <style:text-properties style:use-window-font-color="true" loext:opacity="0%" style:font-name="Marianne4" fo:font-size="9pt" fo:language="fr" fo:country="FR" fo:font-style="italic" officeooo:paragraph-rsid="000953c3" style:letter-kerning="false" style:font-name-asian="Calibri1" style:font-size-asian="9pt" style:language-asian="en" style:country-asian="US" style:font-style-asian="italic" style:font-name-complex="Marianne3" style:font-size-complex="9pt" style:language-complex="ar" style:country-complex="SA" style:font-style-complex="italic"/>
    </style:style>
    <style:style style:name="P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2pt" fo:font-style="normal" fo:font-weight="bold" officeooo:rsid="0122d939" officeooo:paragraph-rsid="00607b47" style:letter-kerning="true" fo:background-color="transparent" style:font-name-asian="BookAntiqua" style:font-size-asian="12pt" style:language-asian="zh" style:country-asian="CN" style:font-style-asian="normal" style:font-weight-asian="bold" style:font-name-complex="BookAntiqua" style:font-size-complex="12pt" style:language-complex="hi" style:country-complex="IN" style:font-style-complex="normal" style:font-weight-complex="normal" loext:shadow="non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style:snap-to-layout-grid="false" style:writing-mode="lr-tb">
        <style:tab-stops/>
      </style:paragraph-properties>
      <style:text-properties style:use-window-font-color="true" loext:opacity="0%" style:font-name="Marianne" fo:font-size="10pt" fo:language="fr" fo:country="FR" fo:font-style="normal" style:text-underline-style="none" fo:font-weight="bold" officeooo:rsid="001a8f4b" officeooo:paragraph-rsid="00607b47" style:letter-kerning="false" fo:background-color="transparent" style:font-name-asian="Calibri1" style:font-size-asian="10pt" style:language-asian="en" style:country-asian="US" style:font-style-asian="normal" style:font-weight-asian="bold" style:font-name-complex="SimSun" style:font-size-complex="10pt" style:language-complex="ar" style:country-complex="SA" style:font-style-complex="normal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use-window-font-color="true" loext:opacity="0%" style:font-name="Marianne" fo:font-size="6pt" fo:language="fr" fo:country="FR" style:text-underline-style="solid" style:text-underline-width="auto" style:text-underline-color="font-color" fo:font-weight="bold" officeooo:paragraph-rsid="00607b47" style:letter-kerning="false" style:font-name-asian="Calibri1" style:font-size-asian="6.30000019073486pt" style:language-asian="en" style:country-asian="US" style:font-weight-asian="bold" style:font-name-complex="SimSun" style:font-size-complex="7.19999980926514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3.209cm"/>
          <style:tab-stop style:position="9.948cm"/>
        </style:tab-stops>
      </style:paragraph-properties>
      <style:text-properties style:font-name="Marianne" fo:font-size="10pt" style:text-underline-style="none" officeooo:paragraph-rsid="00607b47" style:font-size-asian="10pt" style:font-size-complex="10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paragraph-rsid="00607b47" fo:background-color="transparent" style:font-size-asian="10pt" style:font-weight-asian="bold" style:font-size-complex="10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Marianne" fo:font-size="10pt" fo:font-weight="bold" officeooo:rsid="01350c7c" officeooo:paragraph-rsid="01350c7c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paragraph-rsid="005ffa52" fo:background-color="transparent" style:font-size-asian="10pt" style:font-weight-asian="normal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font-weight="normal" officeooo:rsid="01350c7c" officeooo:paragraph-rsid="01350c7c" fo:background-color="transparent" style:font-size-asian="10pt" style:font-weight-asian="normal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style:font-name="Marianne" fo:font-size="10pt" fo:language="fr" fo:country="FR" fo:font-weight="normal" officeooo:rsid="007b0aeb" officeooo:paragraph-rsid="007b0aeb" fo:background-color="transparent" style:font-size-asian="10pt" style:language-asian="en" style:country-asian="US" style:font-weight-asian="normal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9.948cm"/>
        </style:tab-stops>
      </style:paragraph-properties>
      <style:text-properties fo:color="#000000" loext:opacity="100%" style:font-name="Marianne" fo:font-size="10pt" fo:language="fr" fo:country="FR" fo:font-style="normal" fo:font-weight="bold" officeooo:rsid="014746d3" officeooo:paragraph-rsid="014746d3" fo:background-color="transparent" style:font-name-asian="BookAntiqua" style:font-size-asian="10pt" style:language-asian="en" style:country-asian="US" style:font-style-asian="normal" style:font-weight-asian="bold" style:font-name-complex="BookAntiqua" style:font-size-complex="10pt" style:language-complex="ar" style:country-complex="S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.199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fo:font-weight="bold" officeooo:rsid="0122d939" officeooo:paragraph-rsid="005ffa52" fo:background-color="transparent" style:font-name-asian="BookAntiqua" style:font-size-asian="2.09999990463257pt" style:font-style-asian="normal" style:font-weight-asian="bold" style:font-name-complex="BookAntiqua" style:font-size-complex="2.40000009536743pt" style:font-style-complex="normal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10pt" fo:font-weight="bold" officeooo:paragraph-rsid="00610d20" fo:background-color="transparent" style:font-size-asian="10pt" style:font-weight-asian="bold" style:font-size-complex="10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text-align="justify" style:justify-single-word="false"/>
      <style:text-properties style:font-name="Marianne" fo:font-size="2pt" fo:font-weight="bold" officeooo:paragraph-rsid="00610d20" fo:background-color="transparent" style:font-size-asian="1.75pt" style:font-weight-asian="bold" style:font-size-complex="2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10pt" fo:font-style="normal" style:text-underline-style="none" fo:font-weight="bold" officeooo:rsid="0122d939" officeooo:paragraph-rsid="00607b47" fo:background-color="transparent" style:font-name-asian="BookAntiqua" style:font-size-asian="10pt" style:font-style-asian="normal" style:font-weight-asian="bold" style:font-name-complex="BookAntiqua" style:font-size-complex="10pt" style:font-style-complex="normal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snap-to-layout-grid="false" style:writing-mode="lr-tb">
        <style:tab-stops/>
      </style:paragraph-properties>
      <style:text-properties fo:color="#000000" loext:opacity="100%" style:font-name="Marianne ExtraBold" fo:font-size="2pt" fo:font-style="normal" style:text-underline-style="none" fo:font-weight="bold" officeooo:rsid="0122d939" officeooo:paragraph-rsid="00607b47" fo:background-color="transparent" style:font-name-asian="BookAntiqua" style:font-size-asian="1.75pt" style:font-style-asian="normal" style:font-weight-asian="bold" style:font-name-complex="BookAntiqua" style:font-size-complex="2pt" style:font-style-complex="normal" style:font-weight-complex="bold"/>
    </style:style>
    <style:style style:name="P19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fo:font-style="normal" fo:font-weight="normal" officeooo:rsid="003213f2" officeooo:paragraph-rsid="0064ba4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line-height="100%" fo:text-align="justify" style:justify-single-word="false"/>
      <style:text-properties style:font-name="Marianne" fo:font-size="10pt" officeooo:paragraph-rsid="0064ba4f" style:font-size-asian="10pt" style:font-size-complex="10pt"/>
    </style:style>
    <style:style style:name="P21" style:family="paragraph" style:parent-style-name="Text_20_body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style:font-name="Marianne" fo:font-size="10pt" fo:font-style="normal" style:text-underline-style="none" fo:font-weight="bold" officeooo:rsid="0062080f" officeooo:paragraph-rsid="0064ba4f" fo:background-color="transparent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14f6c5e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line-height="100%" fo:text-align="start" style:justify-single-word="false" fo:orphans="2" fo:widows="2" fo:text-indent="0cm" style:auto-text-indent="false" style:writing-mode="lr-tb"/>
      <style:text-properties officeooo:paragraph-rsid="0064ba4f"/>
    </style:style>
    <style:style style:name="P24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4" fo:font-size="2pt" fo:font-style="normal" style:text-underline-style="none" fo:font-weight="normal" officeooo:rsid="003213f2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Text_20_body" style:master-page-name="">
      <loext:graphic-properties draw:fill-gradient-name="gradient" draw:fill-hatch-name="hatch"/>
      <style:paragraph-properties fo:line-height="100%" fo:text-align="center" style:justify-single-word="false" style:page-number="auto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10pt" fo:font-style="normal" style:text-underline-style="none" fo:font-weight="normal" officeooo:rsid="00462ccf" officeooo:paragraph-rsid="005ffa52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style:text-underline-style="none" fo:font-weight="normal" officeooo:rsid="00462ccf" officeooo:paragraph-rsid="005ffa52" style:font-size-asian="1.75pt" style:font-style-asian="normal" style:font-weight-asian="normal" style:font-size-complex="2pt" style:font-style-complex="normal" style:font-weight-complex="normal"/>
    </style:style>
    <style:style style:name="P28" style:family="paragraph" style:parent-style-name="Text_20_body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213f2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Marianne" fo:font-size="10pt" fo:font-style="normal" fo:font-weight="normal" officeooo:rsid="003e807c" officeooo:paragraph-rsid="0062080f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fo:font-weight="bold" officeooo:rsid="013c5897" officeooo:paragraph-rsid="00610d20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-gradient-name="gradient" draw:fill-hatch-name="hatch"/>
      <style:paragraph-properties fo:line-height="100%" fo:text-align="center" style:justify-single-word="false" style:snap-to-layout-grid="false"/>
      <style:text-properties style:font-name="Marianne" fo:font-size="10pt" officeooo:paragraph-rsid="00610d20" fo:background-color="transparent" style:font-size-asian="10pt" style:font-size-complex="10pt"/>
    </style:style>
    <style:style style:name="P32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Marianne ExtraBold" fo:font-size="2pt" fo:font-style="normal" fo:font-weight="bold" officeooo:rsid="00967772" officeooo:paragraph-rsid="005ffa52" style:font-size-asian="1.75pt" style:font-style-asian="normal" style:font-weight-asian="bold" style:font-size-complex="2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Marianne ExtraBold" fo:font-size="10pt" fo:font-style="normal" fo:font-weight="bold" officeooo:rsid="00967772" officeooo:paragraph-rsid="00967772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Marianne ExtraBold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text-align="start" style:justify-single-word="false" fo:padding="0.049cm" fo:border="0.06pt solid #000000"/>
      <style:text-properties style:font-name="Marianne" fo:font-size="10pt" fo:font-style="normal" fo:font-weight="normal" officeooo:rsid="00967772" officeooo:paragraph-rsid="0096777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Marianne" fo:font-size="2pt" fo:font-style="normal" fo:font-weight="bold" officeooo:rsid="00967772" officeooo:paragraph-rsid="00967772" style:font-size-asian="1.75pt" style:font-style-asian="normal" style:font-weight-asian="bold" style:font-size-complex="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1.199cm" fo:margin-right="-0.101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snap-to-layout-grid="false" style:writing-mode="lr-tb">
        <style:tab-stops>
          <style:tab-stop style:position="8.327cm"/>
        </style:tab-stops>
      </style:paragraph-properties>
      <style:text-properties fo:color="#000000" loext:opacity="100%" style:text-position="0% 100%" style:font-name="Marianne" fo:font-size="10pt" fo:language="fr" fo:country="FR" fo:font-style="normal" style:text-underline-style="none" fo:font-weight="normal" officeooo:rsid="00706354" officeooo:paragraph-rsid="0064ba4f" fo:background-color="transparent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font-name="Marianne" fo:font-size="10pt" fo:letter-spacing="0.011cm" fo:font-weight="normal" officeooo:paragraph-rsid="005ffa52" style:letter-kerning="true" style:font-name-asian="Book Antiqua" style:font-size-asian="10pt" style:font-weight-asian="normal" style:font-name-complex="Book Antiqua" style:font-size-complex="10pt" style:font-weight-complex="normal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dfc20"/>
    </style:style>
    <style:style style:name="T2" style:family="text">
      <style:text-properties officeooo:rsid="009e32ba"/>
    </style:style>
    <style:style style:name="T3" style:family="text">
      <style:text-properties officeooo:rsid="017cd76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fo:language="fr" fo:country="FR" fo:font-weight="bold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6" style:family="text">
      <style:text-properties style:use-window-font-color="true" loext:opacity="0%" fo:language="fr" fo:country="FR" fo:font-weight="bold" officeooo:rsid="007a903b" style:letter-kerning="false" style:font-name-asian="Calibri1" style:language-asian="en" style:country-asian="US" style:font-weight-asian="bold" style:font-name-complex="SimSun" style:language-complex="ar" style:country-complex="SA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1350c7c"/>
    </style:style>
    <style:style style:name="T9" style:family="text">
      <style:text-properties fo:color="#000000" loext:opacity="100%" fo:language="fr" fo:country="FR" fo:font-style="normal" fo:font-weight="bold" officeooo:rsid="0012c30f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0" style:family="text">
      <style:text-properties fo:color="#000000" loext:opacity="100%" fo:language="fr" fo:country="FR" fo:font-style="normal" fo:font-weight="bold" officeooo:rsid="017cd768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1" style:family="text">
      <style:text-properties fo:color="#000000" loext:opacity="100%" fo:language="de" fo:country="DE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2" style:family="text">
      <style:text-properties fo:color="#000000" loext:opacity="100%" fo:language="de" fo:country="DE" fo:font-style="normal" fo:font-weight="bold" officeooo:rsid="01350c7c" style:font-name-asian="BookAntiqua" style:font-style-asian="normal" style:font-weight-asian="bold" style:font-name-complex="BookAntiqua" style:font-style-complex="normal" style:font-weight-complex="normal"/>
    </style:style>
    <style:style style:name="T13" style:family="text">
      <style:text-properties fo:color="#000000" loext:opacity="100%" fo:language="de" fo:country="DE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4" style:family="text">
      <style:text-properties fo:color="#000000" loext:opacity="100%" fo:language="de" fo:country="DE" fo:font-style="normal" fo:font-weight="bold" style:letter-kerning="false" style:font-name-asian="BookAntiqua" style:language-asian="en" style:country-asian="US" style:font-style-asian="normal" style:font-weight-asian="bold" style:font-name-complex="BookAntiqua" style:language-complex="ar" style:country-complex="SA" style:font-style-complex="normal" style:font-weight-complex="normal"/>
    </style:style>
    <style:style style:name="T15" style:family="text">
      <style:text-properties fo:color="#000000" loext:opacity="100%" fo:font-style="normal" fo:font-weight="bold" officeooo:rsid="017cd768" style:font-name-asian="BookAntiqua" style:font-style-asian="normal" style:font-weight-asian="bold" style:font-name-complex="BookAntiqua" style:font-style-complex="normal" style:font-weight-complex="normal"/>
    </style:style>
    <style:style style:name="T16" style:family="text">
      <style:text-properties fo:color="#000000" loext:opacity="100%" fo:font-style="normal" fo:font-weight="bold" style:font-name-asian="BookAntiqua" style:font-style-asian="normal" style:font-weight-asian="bold" style:font-name-complex="BookAntiqua" style:font-style-complex="normal" style:font-weight-complex="normal"/>
    </style:style>
    <style:style style:name="T17" style:family="text">
      <style:text-properties officeooo:rsid="014e5b6c"/>
    </style:style>
    <style:style style:name="T18" style:family="text">
      <style:text-properties officeooo:rsid="00607b47"/>
    </style:style>
    <style:style style:name="T19" style:family="text">
      <style:text-properties fo:font-weight="bold" officeooo:rsid="00c4ee08" style:font-weight-asian="bold" style:font-weight-complex="bold"/>
    </style:style>
    <style:style style:name="T20" style:family="text">
      <style:text-properties officeooo:rsid="00c4ee08"/>
    </style:style>
    <style:style style:name="T21" style:family="text">
      <style:text-properties officeooo:rsid="0063b178"/>
    </style:style>
    <style:style style:name="T22" style:family="text">
      <style:text-properties fo:font-family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3" style:family="text">
      <style:text-properties style:font-name="Marianne" fo:font-size="10pt" fo:font-style="normal" style:text-underline-style="none" fo:font-weight="normal" officeooo:rsid="01334135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4" style:family="text">
      <style:text-properties style:font-name="Marianne" fo:font-size="10pt" fo:font-style="normal" style:text-underline-style="none" fo:font-weight="normal" officeooo:rsid="003213f2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5" style:family="text">
      <style:text-properties style:font-name="Marianne" fo:font-size="10pt" fo:font-style="normal" style:text-underline-style="none" fo:font-weight="normal" officeooo:rsid="014f6c5e" fo:background-color="transparent" loext:char-shading-value="0" style:font-name-asian="BookAntiqua" style:font-size-asian="10pt" style:font-style-asian="normal" style:font-weight-asian="normal" style:font-name-complex="BookAntiqua" style:font-size-complex="10pt" style:font-style-complex="normal" style:font-weight-complex="normal"/>
    </style:style>
    <style:style style:name="T26" style:family="text">
      <style:text-properties fo:font-family="Marianne" fo:font-size="10pt" fo:font-style="normal" style:text-underline-style="none" fo:font-weight="normal" officeooo:rsid="006b39b4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7" style:family="text">
      <style:text-properties fo:font-family="Marianne" fo:font-size="10pt" fo:font-style="normal" style:text-underline-style="none" fo:font-weight="normal" officeooo:rsid="007a903b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8" style:family="text">
      <style:text-properties fo:font-family="Marianne" fo:font-size="10pt" fo:font-style="normal" style:text-underline-style="none" fo:font-weight="normal" officeooo:rsid="014e5b6c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29" style:family="text">
      <style:text-properties style:font-name="Marianne" fo:font-size="10pt" fo:font-style="normal" style:text-underline-style="none" fo:font-weight="normal" officeooo:rsid="01273e04" fo:background-color="transparent" loext:char-shading-value="0" style:font-name-asian="Book Antiqua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T30" style:family="text">
      <style:text-properties fo:font-family="Marianne" fo:font-size="10pt" fo:font-style="normal" style:text-underline-style="none" fo:font-weight="normal" officeooo:rsid="0153dd7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1" style:family="text">
      <style:text-properties fo:font-family="Marianne" fo:font-size="10pt" fo:font-style="normal" style:text-underline-style="none" fo:font-weight="normal" officeooo:rsid="014a0c51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2" style:family="text">
      <style:text-properties style:font-name="Marianne" fo:font-size="10pt" fo:font-style="normal" style:text-underline-style="none" fo:font-weight="normal" officeooo:rsid="006447f0" fo:background-color="transparent" loext:char-shading-value="0" style:font-family-asian="Marianne" style:font-size-asian="10pt" style:font-style-asian="normal" style:font-weight-asian="normal" style:font-family-complex="Marianne" style:font-size-complex="10pt" style:font-style-complex="normal" style:font-weight-complex="normal"/>
    </style:style>
    <style:style style:name="T33" style:family="text">
      <style:text-properties style:font-name="Marianne" fo:font-size="10pt" fo:font-weight="normal" officeooo:rsid="013d778b" fo:background-color="transparent" loext:char-shading-value="0" style:font-name-asian="Book Antiqua" style:font-size-asian="10pt" style:font-weight-asian="normal" style:font-name-complex="Book Antiqua" style:font-size-complex="10pt" style:font-weight-complex="normal"/>
    </style:style>
    <style:style style:name="T34" style:family="text">
      <style:text-properties fo:font-weight="bold" officeooo:rsid="014e5b6c" style:font-weight-asian="bold" style:font-weight-complex="bold"/>
    </style:style>
    <style:style style:name="T35" style:family="text">
      <style:text-properties officeooo:rsid="007683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gradeno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rade, Nom, Prénom" text:name="nom_du_militaire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1"/>
          </table:table-cell>
          <table:table-cell table:style-name="Tableau1.A1" office:value-type="string">
            <text:p text:style-name="P2">N° {d.paiement.numero}/FRI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GEND/<text:span text:style-name="T1">D</text:span><text:span text:style-name="T2">RH</text:span><text:span text:style-name="T1">GN/SDAP/BRPF</text:span></text:p>
          </table:table-cell>
        </table:table-row>
      </table:table>
      <text:p text:style-name="P4">FICHE DE R<text:span text:style-name="T3">È</text:span>GLEMENT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Dossier suivi par : <text:span text:style-name="T4">{d.utilisateur.grade} <text:s/>{d.utilisateur.prenom} <text:s/>{d.utilisateur.nom} </text:span></text:p>
            <text:p text:style-name="P6"/>
            <text:p text:style-name="P7"><text:span text:style-name="T5">D</text:span><text:span text:style-name="T6">estinataire</text:span><text:span text:style-name="T7"> : </text:span><text:span text:style-name="T4">{d.sgami.intituleFicheReglement}</text:span></text:p>
          </table:table-cell>
          <table:table-cell table:style-name="Tableau3.B1" office:value-type="string">
            <text:p text:style-name="P8">PROGRAMME <text:span text:style-name="T8">0152</text:span></text:p>
            <text:p text:style-name="P9">Centre financier : 0152-CDGN-CDRH</text:p>
            <text:p text:style-name="P10"><text:span text:style-name="T9">A</text:span><text:span text:style-name="T10">ctivité</text:span><text:span text:style-name="T11"> : </text:span><text:span text:style-name="T12">015231300114</text:span></text:p>
            <text:p text:style-name="P11"><text:span text:style-name="T13">Centre de co</text:span><text:span text:style-name="T14">ûts : GN0PFON092</text:span></text:p>
            <text:p text:style-name="P12"><text:span text:style-name="T15">P</text:span><text:span text:style-name="T16">CE : {d.pce.pceNumerique}</text:span></text:p>
            <text:p text:style-name="P13">Groupe marchandise : {<text:span text:style-name="T17">d.</text:span>pce.codeMarchandise}</text:p>
          </table:table-cell>
        </table:table-row>
      </table:table>
      <text:p text:style-name="P14"/>
      <text:p text:style-name="P15">Vous remerciant de bien vouloir régler la somme de : {<text:span text:style-name="T17">d.</text:span>paiement.montantHT} € H.T. soit {<text:span text:style-name="T17">d.</text:span>paiement.montantTTC} € T.T.C.</text:p>
      <text:p text:style-name="P16"/>
      <text:p text:style-name="P17">OBJET <text:span text:style-name="T18">ET JUSTIFICATION </text:span>DE LA <text:span text:style-name="T3">DÉPENSE</text:span></text:p>
      <text:p text:style-name="P18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{<text:span text:style-name="T17">d.</text:span>pce.pceDetaille} d'un militaire de la gendarmerie nationale bénéficiant, en application des articles L. 4123-10 du code de la défense et L. 113-1 du code de la sécurité intérieure, de la protection fonctionnelle du ministère de l'Intérieur : {d.demandeursListe}</text:p>
          </table:table-cell>
        </table:table-row>
        <table:table-row>
          <table:table-cell table:style-name="Tableau5.A2" office:value-type="string">
            <text:p text:style-name="P20">« <text:span text:style-name="T7">S</text:span><text:span text:style-name="T19">ERVICE FAIT</text:span><text:span text:style-name="T20"> » le : {</text:span><text:span text:style-name="T17">d.</text:span><text:span text:style-name="T20">paiement.dateServiceFait}.</text:span></text:p>
          </table:table-cell>
        </table:table-row>
        <table:table-row>
          <table:table-cell table:style-name="Tableau5.A2" office:value-type="string">
            <text:p text:style-name="P21"><text:span text:style-name="T21">Justificatifs </text:span>joints :</text:p>
            <text:p text:style-name="P22"><text:span text:style-name="T22">• </text:span><text:span text:style-name="T23">Décision(s) DRHGN/SDAP/BRPF </text:span><text:span text:style-name="T24">{d.de</text:span><text:span text:style-name="T25">cision</text:span><text:span text:style-name="T24">sListe} ;</text:span></text:p>
            <text:p text:style-name="P23"><text:span text:style-name="T22">• </text:span><text:span text:style-name="T26">Convention </text:span><text:span text:style-name="T27">d’honoraire</text:span><text:span text:style-name="T26"> : {</text:span><text:span text:style-name="T28">d.</text:span><text:span text:style-name="T26">paiement.conventionJointeFRI} </text:span><text:span text:style-name="T29">;</text:span></text:p>
            <text:p text:style-name="P23"><text:span text:style-name="T22">• </text:span><text:span text:style-name="T30">Référence pièce justificative :</text:span><text:span text:style-name="T31"> {</text:span><text:span text:style-name="T28">d.</text:span><text:span text:style-name="T31">paiement.facture} </text:span><text:span text:style-name="T32">;</text:span></text:p>
            <text:p text:style-name="P23"><text:span text:style-name="T22">• </text:span><text:span text:style-name="T33">RIB.</text:span></text:p>
          </table:table-cell>
        </table:table-row>
      </table:table>
      <text:p text:style-name="P24"/>
      <text:p text:style-name="P25"/>
      <text:p text:style-name="P26">BÉNÉFICIAIRE DE LA DÉPENSE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table:number-columns-spanned="4" office:value-type="string">
            <text:p text:style-name="P28"><text:span text:style-name="T7">{</text:span><text:span text:style-name="T34">d.</text:span><text:span text:style-name="T7">paiement.qualiteBeneficiaire} : </text:span>{d.paiement.identiteBeneficiaire}<text:span text:style-name="T7">.</text:span></text:p>
          </table:table-cell>
          <table:covered-table-cell/>
          <table:covered-table-cell/>
          <table:covered-table-cell/>
        </table:table-row>
        <table:table-row>
          <table:table-cell table:style-name="Tableau4.A2" table:number-columns-spanned="4" office:value-type="string">
            <text:p text:style-name="P29">SIRET : {<text:span text:style-name="T17">d.</text:span>paiement.siretOuRidet} </text:p>
            <text:p text:style-name="P29">Adresse : {<text:span text:style-name="T17">d.</text:span>paiement.adresseBeneficiaire} </text:p>
            <text:p text:style-name="P29">Titulaire du compte : {<text:span text:style-name="T17">d.</text:span>paiement.titulaireCompteBancaire} </text:p>
          </table:table-cell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30">Code établissement</text:p>
          </table:table-cell>
          <table:table-cell table:style-name="Tableau4.A3" office:value-type="string">
            <text:p text:style-name="P30">Code guichet</text:p>
          </table:table-cell>
          <table:table-cell table:style-name="Tableau4.A3" office:value-type="string">
            <text:p text:style-name="P30">N° du compte</text:p>
          </table:table-cell>
          <table:table-cell table:style-name="Tableau4.A2" office:value-type="string">
            <text:p text:style-name="P30"><text:span text:style-name="T35">C</text:span>lé</text:p>
          </table:table-cell>
        </table:table-row>
        <table:table-row>
          <table:table-cell table:style-name="Tableau4.A3" office:value-type="string">
            <text:p text:style-name="P31">{<text:span text:style-name="T17">d.</text:span>paiement.codeEtablissement}</text:p>
          </table:table-cell>
          <table:table-cell table:style-name="Tableau4.A3" office:value-type="string">
            <text:p text:style-name="P31">{<text:span text:style-name="T17">d.</text:span>paiement.codeGuichet}</text:p>
          </table:table-cell>
          <table:table-cell table:style-name="Tableau4.A3" office:value-type="string">
            <text:p text:style-name="P31">{<text:span text:style-name="T17">d.</text:span>paiement.numeroCompte}</text:p>
          </table:table-cell>
          <table:table-cell table:style-name="Tableau4.A2" office:value-type="string">
            <text:p text:style-name="P31">{<text:span text:style-name="T17">d.</text:span>paiement.cleRIB}</text:p>
          </table:table-cell>
        </table:table-row>
      </table:table>
      <text:p text:style-name="P32"/>
      <text:p text:style-name="P33">ÉMISSION D’UN TITRE DE PERCEPTION</text:p>
      <text:p text:style-name="P34"/>
      <text:p text:style-name="P35">La présente fiche de règlement contient, dans ses pièces jointes, les éléments justifiant l’émission d’un titre de perception : <text:span text:style-name="T7">{</text:span><text:span text:style-name="T34">d.</text:span><text:span text:style-name="T7">paiement.emissionTitrePerception}.</text:span></text:p>
      <text:p text:style-name="P36"/>
      <text:p text:style-name="P36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7"><text:drop-down text:name=""><text:label text:value="Pour le ministre et par délégation, le colonel Matthieu Feisthauer, chef du bureau des recours et de la protection fonctionnelle"/><text:label text:value="Pour le ministre et par délégation, le lieutenant-colonel Jacques De Oliveira, adjoint au chef du bureau des recours et de la protection fonctionnelle"/><text:label text:current-selected="true" text:value="Pour le ministre et par délégation, le chef d'escadron Maxime Kerrien, chef de la section protection fonctionnelle"/><text:label text:value="Pour le ministre et par délégation, le capitaine Raphaël Angé, adjoint au chef de la section protection fonctionnelle"/>Pour le ministre et par délégation, le chef d'escadron Maxime Kerrien, chef de la section protection fonctionnelle</text:drop-down><text:soft-page-break/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 Unicode MS" svg:font-family="'Arial Unicode MS'" style:font-family-generic="system" style:font-pitch="variable"/>
    <style:font-face style:name="Book Antiqua" svg:font-family="'Book Antiqua'" style:font-family-generic="roman"/>
    <style:font-face style:name="BookAntiqua" svg:font-family="BookAntiqua" style:font-family-generic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LT Std Bold Condensed" svg:font-family="'Helvetica LT Std Bold Condensed'" style:font-family-generic="roman" style:font-pitch="variable"/>
    <style:font-face style:name="Helvetica Neue LT Std 57 Conden" svg:font-family="'Helvetica Neue LT Std 57 Conden'" style:font-family-generic="roman" style:font-pitch="variable"/>
    <style:font-face style:name="Helvetica Neue LT Std 77 Bold C" svg:font-family="'Helvetica Neue LT Std 77 Bold 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arianne ExtraBold" svg:font-family="'Marianne ExtraBold'" style:font-pitch="variable"/>
    <style:font-face style:name="Marianne Light" svg:font-family="'Marianne Light'" style:font-family-generic="roman" style:font-pitch="variable"/>
    <style:font-face style:name="Marianne Light1" svg:font-family="'Marianne Light'" style:font-family-generic="system" style:font-pitch="variable"/>
    <style:font-face style:name="Marianne-Regular" svg:font-family="Marianne-Regular" style:font-family-generic="roma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arianne3" svg:font-family="Marianne" style:font-family-generic="system" style:font-pitch="variable"/>
    <style:font-face style:name="Marianne4" svg:font-family="Marianne" style:font-adornments="Bold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Gras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loext:hyphenation-keep-line="false" fo:text-indent="0cm" style:auto-text-indent="false" fo:padding="0cm" fo:border="none" style:shadow="none" style:writing-mode="lr-tb">
        <style:tab-stops>
          <style:tab-stop style:position="8.327cm"/>
        </style:tab-stops>
      </style:paragraph-properties>
      <style:text-properties fo:color="#000000" loext:opacity="100%" style:font-name="Marianne1" fo:font-family="Marianne" style:font-family-generic="modern" style:font-pitch="variable" fo:font-size="9pt" fo:language="fr" fo:country="FR" style:letter-kerning="false" style:font-name-asian="Book Antiqua" style:font-family-asian="'Book Antiqua'" style:font-family-generic-asian="roman" style:font-size-asian="9pt" style:language-asian="en" style:country-asian="US" style:font-name-complex="Book Antiqua" style:font-family-complex="'Book Antiqua'" style:font-family-generic-complex="roman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494cm" fo:margin-bottom="0.212cm" style:contextual-spacing="false" fo:line-height="110%" fo:keep-together="always" fo:keep-with-next="always"/>
      <style:text-properties style:font-name="Helvetica Neue LT Std 77 Bold C" fo:font-family="'Helvetica Neue LT Std 77 Bold C'" style:font-family-generic="roman" style:font-pitch="variable" fo:font-size="18pt" fo:font-weight="bold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71cm" fo:margin-bottom="0.282cm" style:contextual-spacing="false" fo:line-height="130%" fo:keep-together="always" fo:keep-with-next="always"/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style-asian="italic" style:font-weight-asian="bold" style:font-name-complex="Tahoma" style:font-family-complex="Tahoma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texte" style:family="paragraph" style:default-outline-level="">
      <style:paragraph-properties fo:margin-top="0cm" fo:margin-bottom="0.282cm" style:contextual-spacing="false" fo:line-height="130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fo:color="#4472c4" loext:opacity="100%" style:font-name="Helvetica Neue LT Std 57 Conden" fo:font-family="'Helvetica Neue LT Std 57 Conden'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rt" style:family="paragraph" style:parent-style-name="Standard" style:default-outline-level="">
      <style:paragraph-properties fo:line-height="130%" fo:padding-left="0.141cm" fo:padding-right="0cm" fo:padding-top="0cm" fo:padding-bottom="0cm" fo:border-left="6.01pt solid #8eaadb" fo:border-right="none" fo:border-top="none" fo:border-bottom="none"/>
      <style:text-properties fo:color="#4472c4" loext:opacity="100%" style:font-name="Helvetica LT Std Bold Condensed" fo:font-family="'Helvetica LT Std Bold Condensed'" style:font-family-generic="roman" style:font-pitch="variable" fo:font-weight="bold" style:font-weight-asian="bold"/>
    </style:style>
    <style:style style:name="List_20_Number" style:display-name="List Number" style:family="paragraph" style:parent-style-name="Standard" style:default-outline-level="">
      <style:paragraph-properties fo:text-align="justify" style:justify-single-word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Quote" style:family="paragraph" style:parent-style-name="Standard" style:next-style-name="Standard" style:default-outline-level="">
      <style:paragraph-properties fo:text-align="justify" style:justify-single-word="false"/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êtière_20_tableau" style:display-name="Têtière tableau" style:family="paragraph" style:parent-style-name="Standard" style:default-outline-level="">
      <style:paragraph-properties fo:margin-top="0.212cm" fo:margin-bottom="0.212cm" style:contextual-spacing="false" fo:text-align="center" style:justify-single-word="false"/>
      <style:text-properties fo:color="#ffffff" loext:opacity="100%" style:font-name="Helvetica Neue LT Std 57 Conden" fo:font-family="'Helvetica Neue LT Std 57 Conden'" style:font-family-generic="roman" style:font-pitch="variable" fo:font-size="10pt" fo:font-weight="bold" style:font-size-asian="10pt" style:font-weight-asian="bold" style:font-size-complex="10pt"/>
    </style:style>
    <style:style style:name="Texte_20_Tableau" style:display-name="Texte Tableau" style:family="paragraph" style:parent-style-name="Standard" style:default-outline-level="">
      <style:paragraph-properties fo:margin-left="0.199cm" fo:margin-right="0cm" fo:margin-top="0.212cm" fo:margin-bottom="0.141cm" style:contextual-spacing="false" fo:text-indent="0cm" style:auto-text-indent="false"/>
      <style:text-properties fo:color="#4472c4" loext:opacity="100%" style:font-name="Helvetica Neue LT Std 57 Conden" fo:font-family="'Helvetica Neue LT Std 57 Conden'" style:font-family-generic="roman" style:font-pitch="variable"/>
    </style:style>
    <style:style style:name="_30_5_20_-_20_Titre_20_encadre" style:display-name="05 - Titre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1" style:display-name="01 - Titre Niv1" style:family="paragraph" style:default-outline-level="">
      <style:paragraph-properties fo:margin-top="0cm" fo:margin-bottom="0.353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 Black" fo:font-family="'Arial Black'" style:font-family-generic="roman" style:font-pitch="variable" fo:font-size="16pt" fo:language="fr" fo:country="FR" fo:font-weight="bold" style:letter-kerning="false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1_20_-_20_Titre_20_Niv2" style:display-name="01 - Titre Niv2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0_6_20_-_20_Txt_20_encadre" style:display-name="06 - Txt encadre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b_Paragraphe_20_standard_5d_" style:display-name="[Paragraphe standard]" style:family="paragraph" style:parent-style-name="Standard" style:default-outline-level="">
      <style:paragraph-properties fo:line-height="120%" style:vertical-align="middle"/>
      <style:text-properties fo:color="#000000" loext:opacity="100%" style:font-name="Marianne Light" fo:font-family="'Marianne Light'" style:font-family-generic="roman" style:font-pitch="variable" fo:font-size="10pt" style:font-size-asian="10pt" style:font-name-complex="Marianne Light1" style:font-family-complex="'Marianne Light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true" style:font-name-asian="Arial Unicode MS" style:font-family-asian="'Arial Unicode MS'" style:font-family-generic-asian="system" style:font-pitch-asian="variable" style:font-size-asian="11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SimSun" style:font-family-complex="SimSun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ormal_20__2b__20_Arial" style:display-name="Normal + Arial" style:family="paragraph" style:parent-style-name="Standard" style:default-outline-level="">
      <style:paragraph-properties fo:margin-top="0cm" fo:margin-bottom="0cm" style:contextual-spacing="false" fo:line-height="100%" fo:text-align="justify" style:justify-single-word="false"/>
      <style:text-properties style:font-name="Arial" fo:font-family="Arial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ate_20_2" style:display-name="Date 2" style:family="paragraph" style:parent-style-name="Standard" style:default-outline-level="">
      <style:paragraph-properties fo:margin-top="0.245cm" fo:margin-bottom="0cm" style:contextual-spacing="false" fo:line-height="100%" fo:text-align="end" style:justify-single-word="false" fo:orphans="0" fo:widows="0"/>
      <style:text-properties fo:color="#231f20" loext:opacity="100%" fo:font-size="8pt" style:font-size-asian="8pt" style:font-name-complex="Tahoma" style:font-family-complex="Tahoma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3.501cm" fo:margin-right="0cm" fo:text-indent="2.499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251cm" fo:margin-right="0cm" fo:text-align="justify" style:justify-single-word="false" fo:text-indent="1.251cm" style:auto-text-indent="false"/>
      <style:text-properties fo:font-size="12pt" style:font-size-asian="12pt"/>
    </style:style>
    <style:style style:name="_32_.6_20_-_20_Normal_20_centré_20__28_espace_20_av_20_12_29_" style:display-name="2.6 - Normal centré (espace av 12)" style:family="paragraph" style:parent-style-name="Standard" style:class="text">
      <style:paragraph-properties fo:margin-left="0cm" fo:margin-right="0cm" fo:margin-top="0.42cm" fo:margin-bottom="0cm" style:contextual-spacing="false" fo:text-align="center" style:justify-single-word="false" fo:text-indent="0cm" style:auto-text-indent="false">
        <style:tab-stops/>
      </style:paragraph-properties>
      <style:text-properties fo:color="#00ae00" loext:opacity="100%" style:font-name="Times New Roman2" fo:font-family="'Times New Roman'" style:font-style-name="Gras" style:font-family-generic="roman" style:font-pitch="variable" fo:font-weight="bold"/>
    </style:style>
    <style:style style:name="_32_.5_20_-_20_Normal_20_centré_20__28_espace_20_av_20_6_29_" style:display-name="2.5 - Normal centré (espace av 6)" style:family="paragraph" style:parent-style-name="_32_.6_20_-_20_Normal_20_centré_20__28_espace_20_av_20_12_29_" style:class="text">
      <style:paragraph-properties fo:margin-top="0.21cm" fo:margin-bottom="0cm" style:contextual-spacing="false">
        <style:tab-stops/>
      </style:paragraph-properties>
      <style:text-properties fo:color="#00ae00" loext:opacity="100%"/>
    </style:style>
    <style:style style:name="_32_.7_20_-_20_Normal_20_centré_20__28_espace_20_av_20_18_29_" style:display-name="2.7 - Normal centré (espace av 18)" style:family="paragraph" style:parent-style-name="_32_.5_20_-_20_Normal_20_centré_20__28_espace_20_av_20_6_29_" style:class="text">
      <style:paragraph-properties fo:margin-top="0.64cm" fo:margin-bottom="0cm" style:contextual-spacing="false"/>
      <style:text-properties fo:color="#00ae00" loext:opacity="100%"/>
    </style:style>
    <style:style style:name="Normal_20_centré" style:display-name="Normal centré" style:family="paragraph" style:parent-style-name="Standard">
      <style:paragraph-properties fo:margin-left="2cm" fo:margin-right="0.75cm" fo:text-indent="0cm" style:auto-text-indent="false">
        <style:tab-stops>
          <style:tab-stop style:position="2.752cm"/>
        </style:tab-stops>
      </style:paragraph-properties>
      <style:text-properties fo:font-size="11pt" style:font-size-asian="11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style:font-name="Helvetica Neue LT Std 77 Bold C" fo:font-family="'Helvetica Neue LT Std 77 Bold C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6pt"/>
    </style:style>
    <style:style style:name="Citation_20_Car" style:display-name="Citation Car" style:family="text" style:parent-style-name="Default_20_Paragraph_20_Font">
      <style:text-properties style:font-name="Helvetica Neue LT Std 57 Conden" fo:font-family="'Helvetica Neue LT Std 57 Conden'" style:font-family-generic="roman" style:font-pitch="variable" fo:font-style="italic" style:font-style-asian="italic" style:font-style-complex="italic"/>
    </style:style>
    <style:style style:name="Titre_20_3_20_Car" style:display-name="Titre 3 Car" style:family="text" style:parent-style-name="Default_20_Paragraph_20_Font">
      <style:text-properties fo:color="#1f3763" loext:opacity="100%" style:font-name="Helvetica Neue LT Std 77 Bold C" fo:font-family="'Helvetica Neue LT Std 77 Bold C'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fontstyle01" style:family="text" style:parent-style-name="Default_20_Paragraph_20_Font">
      <style:text-properties fo:color="#000000" loext:opacity="100%" style:font-name="Marianne-Regular" fo:font-family="Marianne-Regular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ommentaire_20_Car" style:display-name="Commentaire C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SimSun" style:font-family-complex="SimSun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Objet_20_du_20_commentaire_20_Car" style:display-name="Objet du commentaire Car" style:family="text" style:parent-style-name="Commentaire_20_C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SimSun" style:font-family-complex="SimSun" style:font-family-generic-complex="system" style:font-pitch-complex="variable" style:font-size-complex="10pt" style:font-weight-complex="bold"/>
    </style:style>
    <style:style style:name="Date_20_2_20_Car" style:display-name="Date 2 Car" style:family="text" style:parent-style-name="Default_20_Paragraph_20_Font">
      <style:text-properties fo:color="#231f20" loext:opacity="100%" fo:font-size="8pt" style:font-size-asian="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ListLabel_20_2" style:display-name="ListLabel 2" style:family="text">
      <style:text-properties fo:color="#0066b3" loext:opacity="100%" style:font-name="Marianne2" fo:font-family="Marianne" style:font-family-generic="roman" style:font-pitch="variable" fo:font-size="8pt" style:text-underline-style="solid" style:text-underline-width="auto" style:text-underline-color="font-color" style:font-size-asian="8pt" style:font-name-complex="Calibri1" style:font-family-complex="Calibri" style:font-family-generic-complex="system" style:font-pitch-complex="variable" style:font-size-complex="8pt" style:font-weight-complex="bold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6" style:family="table">
      <style:table-properties style:width="17.605cm" fo:margin-left="0cm" fo:margin-top="0cm" fo:margin-bottom="0cm" table:align="left" style:writing-mode="lr-tb"/>
    </style:style>
    <style:style style:name="Tableau6.A" style:family="table-column">
      <style:table-column-properties style:column-width="10.298cm"/>
    </style:style>
    <style:style style:name="Tableau6.B" style:family="table-column">
      <style:table-column-properties style:column-width="7.308cm"/>
    </style:style>
    <style:style style:name="Tableau6.1" style:family="table-row">
      <style:table-row-properties style:min-row-height="0.596cm" fo:keep-together="auto"/>
    </style:style>
    <style:style style:name="Tableau6.A1" style:family="table-cell">
      <style:table-cell-properties fo:padding="0.097cm" fo:border="none"/>
    </style:style>
    <style:style style:name="Tableau6.2" style:family="table-row">
      <style:table-row-properties fo:keep-together="auto"/>
    </style:style>
    <style:style style:name="MP1" style:family="paragraph" style:parent-style-name="Normal_20__28_Web_29_">
      <style:paragraph-properties fo:margin-top="0cm" fo:margin-bottom="0cm" style:contextual-spacing="false">
        <style:tab-stops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  <style:text-properties style:font-name="Marianne2" fo:font-size="8pt" style:font-size-asian="8pt" style:font-name-complex="Calibri1" style:font-size-complex="8pt" style:font-weight-complex="bold"/>
    </style:style>
    <style:style style:name="MP4" style:family="paragraph" style:parent-style-name="Normal_20__28_Web_29_">
      <style:paragraph-properties fo:margin-top="0cm" fo:margin-bottom="0cm" style:contextual-spacing="false">
        <style:tab-stops>
          <style:tab-stop style:position="8.592cm" style:type="center"/>
          <style:tab-stop style:position="17.598cm" style:type="right"/>
        </style:tab-stops>
      </style:paragraph-properties>
    </style:style>
    <style:style style:name="MP5" style:family="paragraph" style:parent-style-name="Footer">
      <style:paragraph-properties fo:margin-top="0cm" fo:margin-bottom="0.282cm" style:contextual-spacing="false"/>
    </style:style>
    <style:style style:name="MP6" style:family="paragraph" style:parent-style-name="Normal_20__28_Web_29_">
      <style:paragraph-properties fo:margin-top="0.3cm" fo:margin-bottom="0cm" style:contextual-spacing="false" fo:text-align="center" style:justify-single-word="false">
        <style:tab-stops>
          <style:tab-stop style:position="17.598cm" style:type="right"/>
        </style:tab-stops>
      </style:paragraph-properties>
      <style:text-properties officeooo:rsid="002a567c" officeooo:paragraph-rsid="0027d76e"/>
    </style:style>
    <style:style style:name="MP7" style:family="paragraph" style:parent-style-name="Table_20_Contents">
      <style:paragraph-properties fo:margin-top="0cm" fo:margin-bottom="0.282cm" style:contextual-spacing="false" text:number-lines="false" text:line-number="0"/>
      <style:text-properties officeooo:paragraph-rsid="001649b1"/>
    </style:style>
    <style:style style:name="MP8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19b393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9" style:family="paragraph" style:parent-style-name="Normal_20__28_Web_29_">
      <style:paragraph-properties fo:margin-left="-0.101cm" fo:margin-right="0cm" fo:margin-top="0cm" fo:margin-bottom="0cm" style:contextual-spacing="false" fo:text-align="end" style:justify-single-word="false" fo:text-indent="0cm" style:auto-text-indent="false">
        <style:tab-stops>
          <style:tab-stop style:position="1.406cm"/>
          <style:tab-stop style:position="17.598cm" style:type="right"/>
        </style:tab-stops>
      </style:paragraph-properties>
      <style:text-properties style:use-window-font-color="true" loext:opacity="0%" style:font-name="Marianne2" fo:font-size="12pt" fo:language="fr" fo:country="FR" fo:font-style="normal" fo:font-weight="bold" officeooo:rsid="0001cd27" officeooo:paragraph-rsid="00968d25" style:letter-kerning="true" style:font-name-asian="Arial Unicode MS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/>
    </style:style>
    <style:style style:name="MP10" style:family="paragraph" style:parent-style-name="Standard">
      <style:text-properties fo:font-size="6pt" officeooo:paragraph-rsid="001649b1" style:font-size-asian="6.30000019073486pt" style:font-size-complex="7.19999980926514pt"/>
    </style:style>
    <style:style style:name="MP11" style:family="paragraph" style:parent-style-name="Normal_20__28_Web_29_">
      <style:paragraph-properties fo:margin-top="0.3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0aaceb" officeooo:paragraph-rsid="001dfc20" style:font-size-asian="8pt" style:font-weight-asian="bold" style:font-name-complex="Calibri1" style:font-size-complex="8pt" style:font-weight-complex="bold"/>
    </style:style>
    <style:style style:name="MP12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fo:font-weight="bold" officeooo:rsid="002c26b3" officeooo:paragraph-rsid="002c26b3" style:font-size-asian="8pt" style:font-weight-asian="bold" style:font-name-complex="Calibri1" style:font-size-complex="8pt" style:font-weight-complex="bold"/>
    </style:style>
    <style:style style:name="MP13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2c26b3" style:font-size-asian="8pt" style:font-name-complex="Calibri1" style:font-size-complex="8pt" style:font-weight-complex="bold"/>
    </style:style>
    <style:style style:name="MP14" style:family="paragraph" style:parent-style-name="Normal_20__28_Web_29_">
      <style:paragraph-properties fo:margin-top="0cm" fo:margin-bottom="0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style:font-name="Marianne2" fo:font-size="8pt" officeooo:paragraph-rsid="001dfc20" style:font-size-asian="8pt" style:font-name-complex="Calibri1" style:font-size-complex="8pt" style:font-weight-complex="bold"/>
    </style:style>
    <style:style style:name="MP15" style:family="paragraph" style:parent-style-name="Footer">
      <style:paragraph-properties fo:margin-top="0cm" fo:margin-bottom="0.199cm" style:contextual-spacing="false" fo:text-align="start" style:justify-single-word="false">
        <style:tab-stops>
          <style:tab-stop style:position="17.598cm" style:type="right"/>
        </style:tab-stops>
      </style:paragraph-properties>
      <style:text-properties officeooo:paragraph-rsid="00103d33"/>
    </style:style>
    <style:style style:name="MT1" style:family="text">
      <style:text-properties style:font-name="Marianne2" fo:font-size="8pt" style:font-size-asian="8pt" style:font-name-complex="Calibri1" style:font-size-complex="8pt" style:font-weight-complex="bold"/>
    </style:style>
    <style:style style:name="MT2" style:family="text">
      <style:text-properties style:font-name="Calibri" fo:font-size="8pt" style:font-size-asian="8pt" style:font-name-complex="Calibri1" style:font-size-complex="8pt" style:font-weight-complex="bold"/>
    </style:style>
    <style:style style:name="MT3" style:family="text">
      <style:text-properties fo:font-size="8pt" style:font-size-asian="8pt" style:font-name-complex="Calibri1" style:font-size-complex="8pt" style:font-weight-complex="bold"/>
    </style:style>
    <style:style style:name="MT4" style:family="text">
      <style:text-properties fo:color="#0066b3" loext:opacity="100%" style:font-name="Marianne2" fo:font-size="8pt" style:text-underline-style="solid" style:text-underline-width="auto" style:text-underline-color="font-color" style:font-size-asian="8pt" style:font-name-complex="Calibri1" style:font-size-complex="8pt" style:font-weight-complex="bold"/>
    </style:style>
    <style:style style:name="MT5" style:family="text">
      <style:text-properties officeooo:rsid="0028b91e"/>
    </style:style>
    <style:style style:name="MT6" style:family="text">
      <style:text-properties officeooo:rsid="0034c45c"/>
    </style:style>
    <style:style style:name="MT7" style:family="text">
      <style:text-properties officeooo:rsid="002c26b3"/>
    </style:style>
    <style:style style:name="MT8" style:family="text">
      <style:text-properties officeooo:rsid="009e32ba"/>
    </style:style>
    <style:style style:name="MT9" style:family="text">
      <style:text-properties officeooo:rsid="001645ad"/>
    </style:style>
    <style:style style:name="MT10" style:family="text">
      <style:text-properties officeooo:rsid="0016fc3a"/>
    </style:style>
    <style:style style:name="MT11" style:family="text">
      <style:text-properties officeooo:rsid="0096777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.018cm" draw:fill="none" draw:textarea-vertical-align="top" draw:auto-grow-height="false" fo:min-height="0.506cm" fo:min-width="3.87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18cm" draw:fill="none" draw:textarea-vertical-align="top" draw:auto-grow-height="false" fo:min-height="0.504cm" fo:min-width="3.868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04cm" fo:margin-bottom="0.028cm" fo:margin-left="1.7cm" fo:margin-right="1.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611cm" fo:margin-left="0cm" fo:margin-right="0cm" fo:margin-bottom="3.51cm" style:dynamic-spacing="true"/>
      </style:header-style>
      <style:footer-style>
        <style:header-footer-properties fo:min-height="2.471cm" fo:margin-left="0cm" fo:margin-right="0cm" fo:margin-top="2.37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paragraph" draw:z-index="5" draw:name="Zone de texte 1_1" draw:style-name="Mgr1" draw:text-style-name="MP2" svg:width="4.37cm" svg:height="0.756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4 rue Bernard Claude</text:p>
        <text:p text:style-name="MP3">92136 Issy-les-Moulineaux</text:p>
        <text:p text:style-name="MP4"><text:span text:style-name="MT1">Standard</text:span><text:span text:style-name="MT2"> </text:span><text:span text:style-name="MT1">: 01 84 22 00 00</text:span></text:p>
        <text:p text:style-name="Footer"><text:span text:style-name="MT1">Adresse internet</text:span><text:span text:style-name="MT3"> </text:span><text:span text:style-name="MT1">: </text:span><text:a xlink:type="simple" xlink:href="http://www.gendarmerie.interieur.gouv.fr/" text:style-name="ListLabel_20_2" text:visited-style-name="ListLabel_20_2"><text:span text:style-name="Visited_20_Internet_20_Link"><text:span text:style-name="MT4">www.gendarmerie.interieur.gouv.fr</text:span></text:span></text:a></text:p>
        <text:p text:style-name="MP5"/>
      </style:footer>
      <style:footer-left>
        <text:p text:style-name="MP6"/>
      </style:footer-left>
    </style:master-page>
    <style:master-page style:name="First_20_Page" style:display-name="First Page" style:page-layout-name="Mpm2" draw:style-name="Mdp1" style:next-style-name="Standard">
      <style:header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table:number-rows-spanned="2" office:value-type="string">
              <text:p text:style-name="MP7"><draw:frame draw:style-name="Mfr1" draw:name="Image1" text:anchor-type="paragraph" svg:x="-0.57cm" svg:y="-0.503cm" svg:width="4.808cm" svg:height="3.47cm" draw:z-index="6"><draw:image xlink:href="Pictures/100086360000149100000FB6466669E7.svg" xlink:type="simple" xlink:show="embed" xlink:actuate="onLoad" draw:mime-type="image/svg+xml"/><draw:image xlink:href="Pictures/1000000100000135000000ECBBA45855.png" xlink:type="simple" xlink:show="embed" xlink:actuate="onLoad" draw:mime-type="image/png"/></draw:frame></text:p>
            </table:table-cell>
            <table:table-cell table:style-name="Tableau6.A1" office:value-type="string">
              <text:p text:style-name="MP8"/>
            </table:table-cell>
          </table:table-row>
          <table:table-row table:style-name="Tableau6.2">
            <table:covered-table-cell table:style-name="Tableau6.A1"/>
            <table:table-cell table:style-name="Tableau6.A1" office:value-type="string">
              <text:p text:style-name="MP9"><draw:custom-shape text:anchor-type="paragraph" draw:z-index="3" draw:name="Zone de texte 1_5" draw:style-name="Mgr2" draw:text-style-name="MP2" svg:width="4.368cm" svg:height="0.754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Gendarmerie <text:span text:style-name="MT5">N</text:span>ationale</text:p>
            </table:table-cell>
          </table:table-row>
        </table:table>
        <text:p text:style-name="MP10"/>
      </style:header>
      <style:footer>
        <text:p text:style-name="MP11"><draw:custom-shape text:anchor-type="paragraph" draw:z-index="4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irection <text:span text:style-name="MT6">G</text:span>énérale de la <text:span text:style-name="MT6">G</text:span>endarmerie <text:span text:style-name="MT6">N</text:span>ational<text:span text:style-name="MT7">e</text:span></text:p>
        <text:p text:style-name="MP12">Direction des <text:span text:style-name="MT8">Ressources Humaines</text:span> de la Gendarmerie Nationale</text:p>
        <text:p text:style-name="MP12">Sous-Direction de l’Accompagnement du Personnel</text:p>
        <text:p text:style-name="MP12">Bureau des Recours et de la Protection Fonctionnelle</text:p>
        <text:p text:style-name="MP13">4, rue <text:span text:style-name="MT9">Claude Bernard</text:span></text:p>
        <text:p text:style-name="MP14"><text:span text:style-name="MT10">CS 60003, </text:span>92136 Issy-les-Moulineaux <text:span text:style-name="MT11">Cedex</text:span></text:p>
        <text:p text:style-name="MP15"><draw:custom-shape text:anchor-type="paragraph" draw:z-index="2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Zone de texte 1_6" draw:style-name="Mgr1" draw:text-style-name="MP2" svg:width="4.37cm" svg:height="0.756cm" svg:x="14.945cm" svg:y="-0.11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a xlink:type="simple" xlink:href="mailto:protection-fonctionnelle@gendarmerie.interieur.gouv.fr" text:style-name="Internet_20_link" text:visited-style-name="Visited_20_Internet_20_Link"><text:span text:style-name="Visited_20_Internet_20_Link"><text:span text:style-name="MT4">protection-fonctionnelle@gendarmerie.interieur.gouv.fr</text:span></text:span></text:a></text:p>
        <text:p text:style-name="MP15"><text:span text:style-name="Visited_20_Internet_20_Link"><text:span text:style-name="MT4"/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40:16.359000000</meta:creation-date>
    <dc:language>fr-FR</dc:language>
    <meta:editing-cycles>192</meta:editing-cycles>
    <meta:editing-duration>PT10H6M</meta:editing-duration>
    <meta:generator>LibreOffice/25.8.1.1$MacOSX_AARCH64 LibreOffice_project/54047653041915e595ad4e45cccea684809c77b5</meta:generator>
    <dc:date>2025-09-18T10:20:32.773386000</dc:date>
    <dc:creator>Roman CARRIERE</dc:creator>
    <meta:document-statistic meta:table-count="6" meta:image-count="1" meta:object-count="0" meta:page-count="2" meta:paragraph-count="48" meta:word-count="256" meta:character-count="2183" meta:non-whitespace-character-count="196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